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2" style:family="graphic" style:parent-style-name="standard">
      <style:graphic-properties svg:stroke-width="0.04cm" draw:marker-start-width="0.26cm" draw:marker-end-width="0.26cm" draw:fill="solid" draw:fill-color="#00cc00" draw:textarea-horizontal-align="justify" draw:textarea-vertical-align="middle" draw:auto-grow-height="false" fo:min-height="2.64cm" fo:min-width="4.06cm" fo:padding-top="0.145cm" fo:padding-bottom="0.145cm" fo:padding-left="0.27cm" fo:padding-right="0.27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069cm" fo:min-width="0cm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074cm" fo:min-width="0cm"/>
    </style:style>
    <style:style style:name="gr11" style:family="graphic" style:parent-style-name="standard">
      <style:graphic-properties draw:fill="solid" draw:fill-color="#ffffff" draw:textarea-vertical-align="middle" draw:auto-grow-height="false" fo:min-height="0cm" fo:min-width="0cm" fo:wrap-option="wrap"/>
    </style:style>
    <style:style style:name="gr12" style:family="graphic" style:parent-style-name="standard">
      <style:graphic-properties svg:stroke-width="0.04cm" svg:stroke-color="#ffffff" draw:marker-start-width="0.26cm" draw:marker-end-width="0.26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.107cm" fo:min-width="0cm"/>
    </style:style>
    <style:style style:name="gr18" style:family="graphic" style:parent-style-name="objectwithoutfill">
      <style:graphic-properties svg:stroke-width="0.08cm" svg:stroke-color="#99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cm" svg:stroke-color="#ff9900" draw:marker-start-width="0.32cm" draw:marker-end-width="0.32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cm" svg:stroke-color="#ff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fo:min-height="0.68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66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714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0.615cm" fo:min-width="0.435cm"/>
    </style:style>
    <style:style style:name="gr34" style:family="graphic" style:parent-style-name="objectwithoutfill">
      <style:graphic-properties draw:stroke="dash" draw:stroke-dash="Ultrafine_20_Dashed" svg:stroke-width="0.08cm" svg:stroke-color="#999999" draw:marker-start-width="0.32cm" draw:marker-end-width="0.32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fo:min-height="0.95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7" style:family="graphic" style:parent-style-name="objectwithoutfill">
      <style:graphic-properties svg:stroke-width="0.04cm" svg:stroke-color="#000000" draw:marker-start-width="0.27cm" draw:marker-end="" draw:marker-end-width="0.37cm" draw:fill="none" draw:textarea-vertical-align="middle" fo:padding-top="0.145cm" fo:padding-bottom="0.145cm" fo:padding-left="0.27cm" fo:padding-right="0.27cm"/>
    </style:style>
    <style:style style:name="gr38" style:family="graphic" style:parent-style-name="objectwithoutfill">
      <style:graphic-properties svg:stroke-width="0.06cm" svg:stroke-color="#0000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0" style:family="graphic" style:parent-style-name="objectwithoutfill">
      <style:graphic-properties svg:stroke-width="0.08cm" svg:stroke-color="#000000" draw:marker-start-width="0.32cm" draw:marker-end="Concave_20_short" draw:marker-end-width="0.32cm" draw:fill="none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color="#000000" draw:fill="none" draw:fill-color="#ffffff" fo:min-height="1.42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64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loext:graphic-properties draw:fill="solid" draw:fill-color="#00cc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style:writing-mode="lr-tb"/>
      <style:text-properties fo:color="#cc0000" loext:opacity="100%" fo:font-weight="bold" style:font-weight-asian="bold" style:font-weight-complex="bold"/>
    </style:style>
    <style:style style:name="P9" style:family="paragraph">
      <loext:graphic-properties draw:fill="solid" draw:fill-color="#dddddd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9pt" style:font-size-asian="9pt" style:font-size-complex="9pt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loext:graphic-properties draw:fill="solid" draw:fill-color="#eeeee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color="#0066ff" loext:opacity="100%" fo:font-size="14pt" fo:font-weight="bold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cc0000" loext:opacity="100%"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66ff" loext:opacity="100%" fo:font-size="14pt" fo:font-weight="bold" style:font-size-asian="14pt" style:font-size-complex="14pt"/>
    </style:style>
    <style:style style:name="T7" style:family="text">
      <style:text-properties fo:color="#990000" loext:opacity="100%" fo:font-size="12pt" style:font-size-asian="12pt" style:font-size-complex="12pt"/>
    </style:style>
    <style:style style:name="T8" style:family="text">
      <style:text-properties fo:color="#ff0000" loext:opacity="100%" fo:font-size="12pt" style:font-size-asian="12pt" style:font-size-complex="12pt"/>
    </style:style>
    <style:style style:name="T9" style:family="text">
      <style:text-properties fo:color="#00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95cm" svg:height="1.205cm" svg:x="2.125cm" svg:y="1.38cm">
          <draw:text-box>
            <text:p><text:span text:style-name="T1">Power Control Test Configuration</text:span></text:p>
          </draw:text-box>
        </draw:frame>
        <draw:g>
          <draw:custom-shape draw:style-name="gr2" draw:text-style-name="P2" draw:layer="layout" svg:width="4.6cm" svg:height="2.93cm" svg:x="19.995cm" svg:y="6.4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71cm" svg:height="0.319cm" svg:x="20.454cm" svg:y="6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21.641cm" svg:y="6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371cm" svg:height="0.319cm" svg:x="22.682cm" svg:y="6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371cm" svg:height="0.319cm" svg:x="23.764cm" svg:y="6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20.454cm" svg:y="9.4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21.641cm" svg:y="9.4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371cm" svg:height="0.319cm" svg:x="22.682cm" svg:y="9.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371cm" svg:height="0.319cm" svg:x="23.764cm" svg:y="9.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6" draw:layer="layout" svg:width="2.03cm" svg:height="0.645cm" draw:transform="rotate (1.5707963267949) translate (22.571cm 8.371cm)">
            <draw:text-box>
              <text:p text:style-name="P5"><text:span text:style-name="T2">OUT</text:span></text:p>
            </draw:text-box>
          </draw:frame>
          <draw:frame draw:style-name="gr8" draw:text-style-name="P6" draw:layer="layout" svg:width="2.03cm" svg:height="0.645cm" draw:transform="rotate (1.5707963267949) translate (23.64cm 8.371cm)">
            <draw:text-box>
              <text:p text:style-name="P5"><text:span text:style-name="T2">FAULT</text:span></text:p>
            </draw:text-box>
          </draw:frame>
          <draw:frame draw:style-name="gr8" draw:text-style-name="P6" draw:layer="layout" svg:width="2.03cm" svg:height="0.645cm" draw:transform="rotate (1.5707963267949) translate (21.51cm 9.623cm)">
            <draw:text-box>
              <text:p text:style-name="P7"><text:span text:style-name="T2"><text:s/></text:span><text:span text:style-name="T2">IN</text:span></text:p>
            </draw:text-box>
          </draw:frame>
          <draw:frame draw:style-name="gr8" draw:text-style-name="P6" draw:layer="layout" svg:width="2.03cm" svg:height="0.645cm" draw:transform="rotate (1.5707963267949) translate (20.345cm 9.658cm)">
            <draw:text-box>
              <text:p text:style-name="P7"><text:span text:style-name="T2"><text:s/></text:span><text:span text:style-name="T2">GND</text:span></text:p>
            </draw:text-box>
          </draw:frame>
          <draw:frame draw:style-name="gr8" draw:text-style-name="P6" draw:layer="layout" svg:width="2.03cm" svg:height="0.645cm" draw:transform="rotate (1.5707963267949) translate (21.515cm 8.371cm)">
            <draw:text-box>
              <text:p text:style-name="P5"><text:span text:style-name="T2">OUT</text:span></text:p>
            </draw:text-box>
          </draw:frame>
          <draw:frame draw:style-name="gr9" draw:text-style-name="P8" draw:layer="layout" svg:width="2.27cm" svg:height="0.962cm" svg:x="21.375cm" svg:y="7.608cm">
            <draw:text-box>
              <text:p><text:span text:style-name="T3">2141</text:span></text:p>
            </draw:text-box>
          </draw:frame>
          <draw:frame draw:style-name="gr8" draw:text-style-name="P6" draw:layer="layout" svg:width="2.03cm" svg:height="0.645cm" draw:transform="rotate (1.5707963267949) translate (22.57cm 9.623cm)">
            <draw:text-box>
              <text:p text:style-name="P7"><text:span text:style-name="T2"><text:s/></text:span><text:span text:style-name="T2">IN</text:span></text:p>
            </draw:text-box>
          </draw:frame>
          <draw:frame draw:style-name="gr8" draw:text-style-name="P6" draw:layer="layout" svg:width="2.03cm" svg:height="0.645cm" draw:transform="rotate (1.5707963267949) translate (23.605cm 9.623cm)">
            <draw:text-box>
              <text:p text:style-name="P7"><text:span text:style-name="T2"><text:s/></text:span><text:span text:style-name="T2">EN</text:span></text:p>
            </draw:text-box>
          </draw:frame>
          <draw:frame draw:style-name="gr8" draw:text-style-name="P6" draw:layer="layout" svg:width="2.03cm" svg:height="0.645cm" draw:transform="rotate (1.5707963267949) translate (20.33cm 8.371cm)">
            <draw:text-box>
              <text:p text:style-name="P5"><text:span text:style-name="T2">OUT</text:span></text:p>
            </draw:text-box>
          </draw:frame>
          <draw:custom-shape draw:style-name="gr10" draw:text-style-name="P9" draw:layer="layout" svg:width="0.458cm" svg:height="0.458cm" svg:x="20.017cm" svg:y="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512cm" svg:height="0.43cm" svg:x="24.06cm" svg:y="8.895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2" draw:text-style-name="P11" draw:layer="layout" svg:width="0.255cm" svg:height="0.255cm" svg:x="24.23cm" svg:y="6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4.6cm" svg:height="2.93cm" svg:x="14.205cm" svg:y="6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71cm" svg:height="0.319cm" svg:x="14.664cm" svg:y="6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5.851cm" svg:y="6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71cm" svg:height="0.319cm" svg:x="16.892cm" svg:y="6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0.371cm" svg:height="0.319cm" svg:x="17.974cm" svg:y="6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4.664cm" svg:y="9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5.851cm" svg:y="9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0.371cm" svg:height="0.319cm" svg:x="16.892cm" svg:y="9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0.371cm" svg:height="0.319cm" svg:x="17.974cm" svg:y="9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6" draw:layer="layout" svg:width="2.03cm" svg:height="0.645cm" draw:transform="rotate (1.5707963267949) translate (17.85cm 8.393cm)">
            <draw:text-box>
              <text:p text:style-name="P5"><text:span text:style-name="T2">VCC</text:span></text:p>
            </draw:text-box>
          </draw:frame>
          <draw:frame draw:style-name="gr8" draw:text-style-name="P6" draw:layer="layout" svg:width="2.03cm" svg:height="0.645cm" draw:transform="rotate (1.5707963267949) translate (14.535cm 9.68cm)">
            <draw:text-box>
              <text:p text:style-name="P7"><text:span text:style-name="T2"><text:s/></text:span><text:span text:style-name="T2">INPUT</text:span></text:p>
            </draw:text-box>
          </draw:frame>
          <draw:frame draw:style-name="gr8" draw:text-style-name="P6" draw:layer="layout" svg:width="2.03cm" svg:height="0.645cm" draw:transform="rotate (1.5707963267949) translate (15.71cm 9.68cm)">
            <draw:text-box>
              <text:p text:style-name="P7"><text:span text:style-name="T2"><text:s/></text:span><text:span text:style-name="T2">SEn</text:span></text:p>
            </draw:text-box>
          </draw:frame>
          <draw:frame draw:style-name="gr8" draw:text-style-name="P6" draw:layer="layout" svg:width="2.03cm" svg:height="0.645cm" draw:transform="rotate (1.5707963267949) translate (16.791cm 9.68cm)">
            <draw:text-box>
              <text:p text:style-name="P7"><text:span text:style-name="T2"><text:s/></text:span><text:span text:style-name="T2">GND</text:span></text:p>
            </draw:text-box>
          </draw:frame>
          <draw:frame draw:style-name="gr8" draw:text-style-name="P6" draw:layer="layout" svg:width="2.03cm" svg:height="0.645cm" draw:transform="rotate (1.5707963267949) translate (17.84cm 9.68cm)">
            <draw:text-box>
              <text:p text:style-name="P7"><text:span text:style-name="T2"><text:s/></text:span><text:span text:style-name="T2">M.Sense</text:span></text:p>
            </draw:text-box>
          </draw:frame>
          <draw:frame draw:style-name="gr8" draw:text-style-name="P12" draw:layer="layout" svg:width="2.03cm" svg:height="0.645cm" draw:transform="rotate (1.5707963267949) translate (15.725cm 8.369cm)">
            <draw:text-box>
              <text:p text:style-name="P5"><text:span text:style-name="T4">OUTPUT</text:span></text:p>
            </draw:text-box>
          </draw:frame>
          <draw:frame draw:style-name="gr8" draw:text-style-name="P6" draw:layer="layout" svg:width="2.03cm" svg:height="0.645cm" draw:transform="rotate (1.5707963267949) translate (14.57cm 8.417cm)">
            <draw:text-box>
              <text:p text:style-name="P5"><text:span text:style-name="T2">VCC</text:span></text:p>
            </draw:text-box>
          </draw:frame>
          <draw:frame draw:style-name="gr9" draw:text-style-name="P8" draw:layer="layout" svg:width="2.27cm" svg:height="0.962cm" svg:x="15.585cm" svg:y="7.77cm">
            <draw:text-box>
              <text:p><text:span text:style-name="T3">7050</text:span></text:p>
            </draw:text-box>
          </draw:frame>
          <draw:frame draw:style-name="gr8" draw:text-style-name="P12" draw:layer="layout" svg:width="2.03cm" svg:height="0.645cm" draw:transform="rotate (1.5707963267949) translate (16.82cm 8.369cm)">
            <draw:text-box>
              <text:p text:style-name="P5"><text:span text:style-name="T4">OUTPUT</text:span></text:p>
            </draw:text-box>
          </draw:frame>
          <draw:custom-shape draw:style-name="gr17" draw:text-style-name="P3" draw:layer="layout" svg:width="0.505cm" svg:height="0.505cm" svg:x="14.19cm" svg:y="6.5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512cm" svg:height="0.43cm" svg:x="18.293cm" svg:y="8.92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2" draw:text-style-name="P11" draw:layer="layout" svg:width="0.255cm" svg:height="0.255cm" svg:x="18.425cm" svg:y="6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11" draw:layer="layout" svg:x1="2.935cm" svg:y1="4.98cm" svg:x2="3.405cm" svg:y2="4.98cm">
          <text:p/>
        </draw:line>
        <draw:line draw:style-name="gr19" draw:text-style-name="P11" draw:layer="layout" svg:x1="2.835cm" svg:y1="16.36cm" svg:x2="24.2cm" svg:y2="16.36cm">
          <text:p/>
        </draw:line>
        <draw:line draw:style-name="gr20" draw:text-style-name="P11" draw:layer="layout" svg:x1="3.555cm" svg:y1="17.43cm" svg:x2="25.12cm" svg:y2="17.43cm">
          <text:p/>
        </draw:line>
        <draw:line draw:style-name="gr21" draw:text-style-name="P11" draw:layer="layout" svg:x1="3.235cm" svg:y1="3.435cm" svg:x2="14.83cm" svg:y2="3.435cm">
          <text:p/>
        </draw:line>
        <draw:frame draw:style-name="gr22" draw:text-style-name="P13" draw:layer="layout" svg:width="1.67cm" svg:height="0.939cm" svg:x="1.49cm" svg:y="4.606cm">
          <draw:text-box>
            <text:p><text:span text:style-name="T5">25 V</text:span></text:p>
          </draw:text-box>
        </draw:frame>
        <draw:frame draw:style-name="gr23" draw:text-style-name="P13" draw:layer="layout" svg:width="1.67cm" svg:height="0.915cm" svg:x="1.57cm" svg:y="3.105cm">
          <draw:text-box>
            <text:p><text:span text:style-name="T5">5 V</text:span></text:p>
          </draw:text-box>
        </draw:frame>
        <draw:frame draw:style-name="gr24" draw:text-style-name="P13" draw:layer="layout" svg:width="1.67cm" svg:height="0.964cm" svg:x="1.49cm" svg:y="16.036cm">
          <draw:text-box>
            <text:p><text:span text:style-name="T5">3.3 V</text:span></text:p>
          </draw:text-box>
        </draw:frame>
        <draw:g>
          <draw:custom-shape draw:style-name="gr2" draw:text-style-name="P2" draw:layer="layout" svg:width="4.6cm" svg:height="2.93cm" svg:x="2.735cm" svg:y="6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71cm" svg:height="0.319cm" svg:x="3.194cm" svg:y="6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4.381cm" svg:y="6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0.371cm" svg:height="0.319cm" svg:x="5.422cm" svg:y="6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0.371cm" svg:height="0.319cm" svg:x="6.504cm" svg:y="6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3.194cm" svg:y="9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4.381cm" svg:y="9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0.371cm" svg:height="0.319cm" svg:x="5.422cm" svg:y="9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0.371cm" svg:height="0.319cm" svg:x="6.504cm" svg:y="9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6" draw:layer="layout" svg:width="2.03cm" svg:height="0.645cm" draw:transform="rotate (1.5707963267949) translate (6.38cm 8.393cm)">
            <draw:text-box>
              <text:p text:style-name="P5"><text:span text:style-name="T2">VCC</text:span></text:p>
            </draw:text-box>
          </draw:frame>
          <draw:frame draw:style-name="gr8" draw:text-style-name="P6" draw:layer="layout" svg:width="2.03cm" svg:height="0.645cm" draw:transform="rotate (1.5707963267949) translate (3.065cm 9.68cm)">
            <draw:text-box>
              <text:p text:style-name="P7"><text:span text:style-name="T2"><text:s/></text:span><text:span text:style-name="T2">INPUT</text:span></text:p>
            </draw:text-box>
          </draw:frame>
          <draw:frame draw:style-name="gr8" draw:text-style-name="P6" draw:layer="layout" svg:width="2.03cm" svg:height="0.645cm" draw:transform="rotate (1.5707963267949) translate (4.24cm 9.68cm)">
            <draw:text-box>
              <text:p text:style-name="P7"><text:span text:style-name="T2"><text:s/></text:span><text:span text:style-name="T2">SEn</text:span></text:p>
            </draw:text-box>
          </draw:frame>
          <draw:frame draw:style-name="gr8" draw:text-style-name="P6" draw:layer="layout" svg:width="2.03cm" svg:height="0.645cm" draw:transform="rotate (1.5707963267949) translate (5.321cm 9.68cm)">
            <draw:text-box>
              <text:p text:style-name="P7"><text:span text:style-name="T2"><text:s/></text:span><text:span text:style-name="T2">GND</text:span></text:p>
            </draw:text-box>
          </draw:frame>
          <draw:frame draw:style-name="gr8" draw:text-style-name="P6" draw:layer="layout" svg:width="2.03cm" svg:height="0.645cm" draw:transform="rotate (1.5707963267949) translate (6.37cm 9.68cm)">
            <draw:text-box>
              <text:p text:style-name="P7"><text:span text:style-name="T2"><text:s/></text:span><text:span text:style-name="T2">M.Sense</text:span></text:p>
            </draw:text-box>
          </draw:frame>
          <draw:frame draw:style-name="gr8" draw:text-style-name="P12" draw:layer="layout" svg:width="2.03cm" svg:height="0.645cm" draw:transform="rotate (1.5707963267949) translate (4.255cm 8.369cm)">
            <draw:text-box>
              <text:p text:style-name="P5"><text:span text:style-name="T4">OUTPUT</text:span></text:p>
            </draw:text-box>
          </draw:frame>
          <draw:frame draw:style-name="gr8" draw:text-style-name="P6" draw:layer="layout" svg:width="2.03cm" svg:height="0.645cm" draw:transform="rotate (1.5707963267949) translate (3.1cm 8.417cm)">
            <draw:text-box>
              <text:p text:style-name="P5"><text:span text:style-name="T2">VCC</text:span></text:p>
            </draw:text-box>
          </draw:frame>
          <draw:frame draw:style-name="gr9" draw:text-style-name="P8" draw:layer="layout" svg:width="2.27cm" svg:height="0.962cm" svg:x="4.115cm" svg:y="7.77cm">
            <draw:text-box>
              <text:p><text:span text:style-name="T3">7050</text:span></text:p>
            </draw:text-box>
          </draw:frame>
          <draw:frame draw:style-name="gr8" draw:text-style-name="P12" draw:layer="layout" svg:width="2.03cm" svg:height="0.645cm" draw:transform="rotate (1.5707963267949) translate (5.35cm 8.369cm)">
            <draw:text-box>
              <text:p text:style-name="P5"><text:span text:style-name="T4">OUTPUT</text:span></text:p>
            </draw:text-box>
          </draw:frame>
          <draw:custom-shape draw:style-name="gr17" draw:text-style-name="P3" draw:layer="layout" svg:width="0.505cm" svg:height="0.505cm" svg:x="2.72cm" svg:y="6.5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512cm" svg:height="0.43cm" svg:x="6.823cm" svg:y="8.92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2" draw:text-style-name="P11" draw:layer="layout" svg:width="0.255cm" svg:height="0.255cm" svg:x="6.955cm" svg:y="6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4.6cm" svg:height="2.93cm" svg:x="8.455cm" svg:y="6.5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71cm" svg:height="0.319cm" svg:x="8.914cm" svg:y="6.2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0.101cm" svg:y="6.2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0.371cm" svg:height="0.319cm" svg:x="11.142cm" svg:y="6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0.371cm" svg:height="0.319cm" svg:x="12.224cm" svg:y="6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8.914cm" svg:y="9.4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0.101cm" svg:y="9.4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0.371cm" svg:height="0.319cm" svg:x="11.142cm" svg:y="9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0.371cm" svg:height="0.319cm" svg:x="12.224cm" svg:y="9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6" draw:layer="layout" svg:width="2.03cm" svg:height="0.645cm" draw:transform="rotate (1.5707963267949) translate (11.031cm 8.396cm)">
            <draw:text-box>
              <text:p text:style-name="P5"><text:span text:style-name="T2">OUT</text:span></text:p>
            </draw:text-box>
          </draw:frame>
          <draw:frame draw:style-name="gr8" draw:text-style-name="P6" draw:layer="layout" svg:width="2.03cm" svg:height="0.645cm" draw:transform="rotate (1.5707963267949) translate (12.1cm 8.396cm)">
            <draw:text-box>
              <text:p text:style-name="P5"><text:span text:style-name="T2">FAULT</text:span></text:p>
            </draw:text-box>
          </draw:frame>
          <draw:frame draw:style-name="gr8" draw:text-style-name="P6" draw:layer="layout" svg:width="2.03cm" svg:height="0.645cm" draw:transform="rotate (1.5707963267949) translate (9.97cm 9.648cm)">
            <draw:text-box>
              <text:p text:style-name="P7"><text:span text:style-name="T2"><text:s/></text:span><text:span text:style-name="T2">IN</text:span></text:p>
            </draw:text-box>
          </draw:frame>
          <draw:frame draw:style-name="gr8" draw:text-style-name="P6" draw:layer="layout" svg:width="2.03cm" svg:height="0.645cm" draw:transform="rotate (1.5707963267949) translate (8.805cm 9.683cm)">
            <draw:text-box>
              <text:p text:style-name="P7"><text:span text:style-name="T2"><text:s/></text:span><text:span text:style-name="T2">GND</text:span></text:p>
            </draw:text-box>
          </draw:frame>
          <draw:frame draw:style-name="gr8" draw:text-style-name="P6" draw:layer="layout" svg:width="2.03cm" svg:height="0.645cm" draw:transform="rotate (1.5707963267949) translate (9.975cm 8.396cm)">
            <draw:text-box>
              <text:p text:style-name="P5"><text:span text:style-name="T2">OUT</text:span></text:p>
            </draw:text-box>
          </draw:frame>
          <draw:frame draw:style-name="gr9" draw:text-style-name="P8" draw:layer="layout" svg:width="2.27cm" svg:height="0.962cm" svg:x="9.835cm" svg:y="7.633cm">
            <draw:text-box>
              <text:p><text:span text:style-name="T3">2141</text:span></text:p>
            </draw:text-box>
          </draw:frame>
          <draw:frame draw:style-name="gr8" draw:text-style-name="P6" draw:layer="layout" svg:width="2.03cm" svg:height="0.645cm" draw:transform="rotate (1.5707963267949) translate (11.03cm 9.648cm)">
            <draw:text-box>
              <text:p text:style-name="P7"><text:span text:style-name="T2"><text:s/></text:span><text:span text:style-name="T2">IN</text:span></text:p>
            </draw:text-box>
          </draw:frame>
          <draw:frame draw:style-name="gr8" draw:text-style-name="P6" draw:layer="layout" svg:width="2.03cm" svg:height="0.645cm" draw:transform="rotate (1.5707963267949) translate (12.065cm 9.648cm)">
            <draw:text-box>
              <text:p text:style-name="P7"><text:span text:style-name="T2"><text:s/></text:span><text:span text:style-name="T2">EN</text:span></text:p>
            </draw:text-box>
          </draw:frame>
          <draw:frame draw:style-name="gr8" draw:text-style-name="P6" draw:layer="layout" svg:width="2.03cm" svg:height="0.645cm" draw:transform="rotate (1.5707963267949) translate (8.79cm 8.396cm)">
            <draw:text-box>
              <text:p text:style-name="P5"><text:span text:style-name="T2">OUT</text:span></text:p>
            </draw:text-box>
          </draw:frame>
          <draw:custom-shape draw:style-name="gr10" draw:text-style-name="P9" draw:layer="layout" svg:width="0.458cm" svg:height="0.458cm" svg:x="8.477cm" svg:y="6.5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512cm" svg:height="0.43cm" svg:x="12.52cm" svg:y="8.92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2" draw:text-style-name="P11" draw:layer="layout" svg:width="0.255cm" svg:height="0.255cm" svg:x="12.69cm" svg:y="6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0" draw:text-style-name="P11" draw:layer="layout" svg:x1="20.62cm" svg:y1="17.415cm" svg:x2="20.62cm" svg:y2="9.595cm">
          <text:p/>
        </draw:line>
        <draw:line draw:style-name="gr19" draw:text-style-name="P11" draw:layer="layout" svg:x1="21.835cm" svg:y1="16.36cm" svg:x2="21.835cm" svg:y2="9.57cm">
          <text:p/>
        </draw:line>
        <draw:g>
          <draw:custom-shape draw:style-name="gr33" draw:text-style-name="P14" draw:layer="layout" svg:width="0.935cm" svg:height="0.865cm" svg:x="23.715cm" svg:y="14.28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1" draw:layer="layout" svg:x1="24.165cm" svg:y1="15.265cm" svg:x2="24.165cm" svg:y2="14.995cm">
            <text:p/>
          </draw:line>
          <draw:line draw:style-name="gr20" draw:text-style-name="P11" draw:layer="layout" svg:x1="23.96cm" svg:y1="14.435cm" svg:x2="23.96cm" svg:y2="14.165cm">
            <text:p/>
          </draw:line>
          <draw:line draw:style-name="gr20" draw:text-style-name="P11" draw:layer="layout" svg:x1="24.435cm" svg:y1="14.42cm" svg:x2="24.435cm" svg:y2="14.15cm">
            <text:p/>
          </draw:line>
          <draw:line draw:style-name="gr34" draw:text-style-name="P11" draw:layer="layout" svg:x1="24.16cm" svg:y1="15.005cm" svg:x2="24.43cm" svg:y2="14.4cm">
            <text:p/>
          </draw:line>
        </draw:g>
        <draw:line draw:style-name="gr19" draw:text-style-name="P11" draw:layer="layout" svg:x1="23.965cm" svg:y1="14.35cm" svg:x2="23.965cm" svg:y2="9.58cm">
          <text:p/>
        </draw:line>
        <draw:line draw:style-name="gr19" draw:text-style-name="P11" draw:layer="layout" svg:x1="24.175cm" svg:y1="16.39cm" svg:x2="24.175cm" svg:y2="15.22cm">
          <text:p/>
        </draw:line>
        <draw:line draw:style-name="gr20" draw:text-style-name="P11" draw:layer="layout" svg:x1="25.075cm" svg:y1="17.455cm" svg:x2="25.075cm" svg:y2="3.05cm">
          <text:p/>
        </draw:line>
        <draw:line draw:style-name="gr19" draw:text-style-name="P11" draw:layer="layout" svg:x1="21.835cm" svg:y1="6.355cm" svg:x2="21.835cm" svg:y2="4.105cm">
          <text:p/>
        </draw:line>
        <draw:line draw:style-name="gr19" draw:text-style-name="P11" draw:layer="layout" svg:x1="21.805cm" svg:y1="4.115cm" svg:x2="25.975cm" svg:y2="4.115cm">
          <text:p/>
        </draw:line>
        <draw:line draw:style-name="gr20" draw:text-style-name="P11" draw:layer="layout" svg:x1="25.07cm" svg:y1="5.32cm" svg:x2="26.085cm" svg:y2="5.32cm">
          <text:p/>
        </draw:line>
        <draw:frame draw:style-name="gr35" draw:text-style-name="P13" draw:layer="layout" svg:width="1.67cm" svg:height="1.209cm" svg:x="25.185cm" svg:y="4.086cm">
          <draw:text-box>
            <text:p><text:span text:style-name="T5">3.3 V</text:span></text:p>
            <text:p><text:span text:style-name="T5">Load</text:span></text:p>
          </draw:text-box>
        </draw:frame>
        <draw:g>
          <draw:custom-shape draw:style-name="gr33" draw:text-style-name="P14" draw:layer="layout" svg:width="0.935cm" svg:height="0.865cm" svg:x="14.6cm" svg:y="14.28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1" draw:layer="layout" svg:x1="15.05cm" svg:y1="15.265cm" svg:x2="15.05cm" svg:y2="14.995cm">
            <text:p/>
          </draw:line>
          <draw:line draw:style-name="gr20" draw:text-style-name="P11" draw:layer="layout" svg:x1="14.845cm" svg:y1="14.435cm" svg:x2="14.845cm" svg:y2="14.165cm">
            <text:p/>
          </draw:line>
          <draw:line draw:style-name="gr20" draw:text-style-name="P11" draw:layer="layout" svg:x1="15.32cm" svg:y1="14.42cm" svg:x2="15.32cm" svg:y2="14.15cm">
            <text:p/>
          </draw:line>
          <draw:line draw:style-name="gr34" draw:text-style-name="P11" draw:layer="layout" svg:x1="15.045cm" svg:y1="15.005cm" svg:x2="15.315cm" svg:y2="14.4cm">
            <text:p/>
          </draw:line>
        </draw:g>
        <draw:line draw:style-name="gr19" draw:text-style-name="P11" draw:layer="layout" svg:x1="14.85cm" svg:y1="14.325cm" svg:x2="14.85cm" svg:y2="9.57cm">
          <text:p/>
        </draw:line>
        <draw:line draw:style-name="gr19" draw:text-style-name="P11" draw:layer="layout" svg:x1="15.06cm" svg:y1="16.37cm" svg:x2="15.06cm" svg:y2="15.22cm">
          <text:p/>
        </draw:line>
        <draw:line draw:style-name="gr20" draw:text-style-name="P11" draw:layer="layout" svg:x1="17.105cm" svg:y1="17.44cm" svg:x2="17.105cm" svg:y2="9.65cm">
          <text:p/>
        </draw:line>
        <draw:line draw:style-name="gr21" draw:text-style-name="P11" draw:layer="layout" svg:x1="14.84cm" svg:y1="6.355cm" svg:x2="14.84cm" svg:y2="3.415cm">
          <text:p/>
        </draw:line>
        <draw:line draw:style-name="gr21" draw:text-style-name="P11" draw:layer="layout" svg:x1="17.059cm" svg:y1="6.35cm" svg:x2="17.059cm" svg:y2="1.74cm">
          <text:p/>
        </draw:line>
        <draw:line draw:style-name="gr21" draw:text-style-name="P11" draw:layer="layout" svg:x1="16.99cm" svg:y1="1.755cm" svg:x2="26.22cm" svg:y2="1.755cm">
          <text:p/>
        </draw:line>
        <draw:frame draw:style-name="gr35" draw:text-style-name="P13" draw:layer="layout" svg:width="1.67cm" svg:height="1.209cm" svg:x="25.185cm" svg:y="1.8cm">
          <draw:text-box>
            <text:p><text:span text:style-name="T5">5 V</text:span></text:p>
            <text:p><text:span text:style-name="T5">Load</text:span></text:p>
          </draw:text-box>
        </draw:frame>
        <draw:line draw:style-name="gr20" draw:text-style-name="P11" draw:layer="layout" svg:x1="25.07cm" svg:y1="3.005cm" svg:x2="26.085cm" svg:y2="3.005cm">
          <text:p/>
        </draw:line>
        <draw:line draw:style-name="gr21" draw:text-style-name="P11" draw:layer="layout" svg:x1="13.625cm" svg:y1="10.67cm" svg:x2="13.625cm" svg:y2="3.415cm">
          <text:p/>
        </draw:line>
        <draw:line draw:style-name="gr21" draw:text-style-name="P11" draw:layer="layout" svg:x1="11.366cm" svg:y1="10.725cm" svg:x2="11.366cm" svg:y2="9.57cm">
          <text:p/>
        </draw:line>
        <draw:line draw:style-name="gr21" draw:text-style-name="P11" draw:layer="layout" svg:x1="11.325cm" svg:y1="10.685cm" svg:x2="13.66cm" svg:y2="10.685cm">
          <text:p/>
        </draw:line>
        <draw:g>
          <draw:custom-shape draw:style-name="gr33" draw:text-style-name="P14" draw:layer="layout" svg:width="0.935cm" svg:height="0.865cm" svg:x="12.195cm" svg:y="14.28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1" draw:layer="layout" svg:x1="12.645cm" svg:y1="15.265cm" svg:x2="12.645cm" svg:y2="14.995cm">
            <text:p/>
          </draw:line>
          <draw:line draw:style-name="gr20" draw:text-style-name="P11" draw:layer="layout" svg:x1="12.44cm" svg:y1="14.435cm" svg:x2="12.44cm" svg:y2="14.165cm">
            <text:p/>
          </draw:line>
          <draw:line draw:style-name="gr20" draw:text-style-name="P11" draw:layer="layout" svg:x1="12.915cm" svg:y1="14.42cm" svg:x2="12.915cm" svg:y2="14.15cm">
            <text:p/>
          </draw:line>
          <draw:line draw:style-name="gr34" draw:text-style-name="P11" draw:layer="layout" svg:x1="12.64cm" svg:y1="15.005cm" svg:x2="12.91cm" svg:y2="14.4cm">
            <text:p/>
          </draw:line>
        </draw:g>
        <draw:line draw:style-name="gr19" draw:text-style-name="P11" draw:layer="layout" svg:x1="12.445cm" svg:y1="14.31cm" svg:x2="12.445cm" svg:y2="9.585cm">
          <text:p/>
        </draw:line>
        <draw:line draw:style-name="gr19" draw:text-style-name="P11" draw:layer="layout" svg:x1="12.655cm" svg:y1="16.37cm" svg:x2="12.655cm" svg:y2="15.22cm">
          <text:p/>
        </draw:line>
        <draw:g>
          <draw:custom-shape draw:style-name="gr33" draw:text-style-name="P14" draw:layer="layout" svg:width="0.935cm" svg:height="0.865cm" svg:x="3.117cm" svg:y="14.28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1" draw:layer="layout" svg:x1="3.567cm" svg:y1="15.265cm" svg:x2="3.567cm" svg:y2="14.995cm">
            <text:p/>
          </draw:line>
          <draw:line draw:style-name="gr20" draw:text-style-name="P11" draw:layer="layout" svg:x1="3.362cm" svg:y1="14.435cm" svg:x2="3.362cm" svg:y2="14.165cm">
            <text:p/>
          </draw:line>
          <draw:line draw:style-name="gr20" draw:text-style-name="P11" draw:layer="layout" svg:x1="3.837cm" svg:y1="14.42cm" svg:x2="3.837cm" svg:y2="14.15cm">
            <text:p/>
          </draw:line>
          <draw:line draw:style-name="gr34" draw:text-style-name="P11" draw:layer="layout" svg:x1="3.562cm" svg:y1="15.005cm" svg:x2="3.832cm" svg:y2="14.4cm">
            <text:p/>
          </draw:line>
        </draw:g>
        <draw:line draw:style-name="gr19" draw:text-style-name="P11" draw:layer="layout" svg:x1="3.36cm" svg:y1="14.225cm" svg:x2="3.36cm" svg:y2="9.595cm">
          <text:p/>
        </draw:line>
        <draw:line draw:style-name="gr19" draw:text-style-name="P11" draw:layer="layout" svg:x1="3.569cm" svg:y1="16.39cm" svg:x2="3.569cm" svg:y2="15.22cm">
          <text:p/>
        </draw:line>
        <draw:frame draw:style-name="gr36" draw:text-style-name="P13" draw:layer="layout" svg:width="2.245cm" svg:height="1.199cm" svg:x="1.49cm" svg:y="16.99cm">
          <draw:text-box>
            <text:p><text:span text:style-name="T5">Common</text:span></text:p>
            <text:p><text:span text:style-name="T5">Ground</text:span></text:p>
          </draw:text-box>
        </draw:frame>
        <draw:line draw:style-name="gr20" draw:text-style-name="P11" draw:layer="layout" svg:x1="10.912cm" svg:y1="17.43cm" svg:x2="10.912cm" svg:y2="10.585cm">
          <text:p/>
        </draw:line>
        <draw:line draw:style-name="gr20" draw:text-style-name="P11" draw:layer="layout" svg:x1="9.145cm" svg:y1="10.61cm" svg:x2="9.145cm" svg:y2="9.585cm">
          <text:p/>
        </draw:line>
        <draw:line draw:style-name="gr20" draw:text-style-name="P11" draw:layer="layout" svg:x1="9.104cm" svg:y1="10.585cm" svg:x2="10.95cm" svg:y2="10.585cm">
          <text:p/>
        </draw:line>
        <draw:line draw:style-name="gr20" draw:text-style-name="P11" draw:layer="layout" svg:x1="4.38cm" svg:y1="17.44cm" svg:x2="4.38cm" svg:y2="10.585cm">
          <text:p/>
        </draw:line>
        <draw:line draw:style-name="gr20" draw:text-style-name="P11" draw:layer="layout" svg:x1="4.34cm" svg:y1="10.585cm" svg:x2="5.666cm" svg:y2="10.585cm">
          <text:p/>
        </draw:line>
        <draw:line draw:style-name="gr20" draw:text-style-name="P11" draw:layer="layout" svg:x1="5.625cm" svg:y1="10.61cm" svg:x2="5.625cm" svg:y2="9.585cm">
          <text:p/>
        </draw:line>
        <draw:line draw:style-name="gr21" draw:text-style-name="P11" draw:layer="layout" svg:x1="10.26cm" svg:y1="6.35cm" svg:x2="10.26cm" svg:y2="4.935cm">
          <text:p/>
        </draw:line>
        <draw:line draw:style-name="gr21" draw:text-style-name="P11" draw:layer="layout" svg:x1="8.1cm" svg:y1="4.98cm" svg:x2="10.235cm" svg:y2="4.98cm">
          <text:p/>
        </draw:line>
        <draw:line draw:style-name="gr21" draw:text-style-name="P11" draw:layer="layout" svg:x1="8.14cm" svg:y1="11.735cm" svg:x2="8.14cm" svg:y2="4.96cm">
          <text:p/>
        </draw:line>
        <draw:g>
          <draw:line draw:style-name="gr37" draw:text-style-name="P11" draw:layer="layout" svg:x1="8.005cm" svg:y1="12.182cm" svg:x2="8.244cm" svg:y2="12.305cm">
            <text:p/>
          </draw:line>
          <draw:line draw:style-name="gr37" draw:text-style-name="P11" draw:layer="layout" svg:x1="8.244cm" svg:y1="12.29cm" svg:x2="8.005cm" svg:y2="12.413cm">
            <text:p/>
          </draw:line>
          <draw:line draw:style-name="gr37" draw:text-style-name="P11" draw:layer="layout" svg:x1="8.005cm" svg:y1="12.404cm" svg:x2="8.244cm" svg:y2="12.527cm">
            <text:p/>
          </draw:line>
          <draw:line draw:style-name="gr37" draw:text-style-name="P11" draw:layer="layout" svg:x1="8.244cm" svg:y1="12.518cm" svg:x2="8.005cm" svg:y2="12.641cm">
            <text:p/>
          </draw:line>
          <draw:line draw:style-name="gr37" draw:text-style-name="P11" draw:layer="layout" svg:x1="8.005cm" svg:y1="12.626cm" svg:x2="8.244cm" svg:y2="12.749cm">
            <text:p/>
          </draw:line>
          <draw:line draw:style-name="gr37" draw:text-style-name="P11" draw:layer="layout" svg:x1="8.244cm" svg:y1="12.735cm" svg:x2="8.095cm" svg:y2="12.81cm">
            <text:p/>
          </draw:line>
          <draw:line draw:style-name="gr37" draw:text-style-name="P11" draw:layer="layout" svg:x1="8.154cm" svg:y1="12.12cm" svg:x2="8.005cm" svg:y2="12.195cm">
            <text:p/>
          </draw:line>
        </draw:g>
        <draw:line draw:style-name="gr38" draw:text-style-name="P11" draw:layer="layout" svg:x1="8.138cm" svg:y1="12.128cm" svg:x2="8.138cm" svg:y2="11.73cm">
          <text:p/>
        </draw:line>
        <draw:line draw:style-name="gr38" draw:text-style-name="P11" draw:layer="layout" svg:x1="8.138cm" svg:y1="14.155cm" svg:x2="8.138cm" svg:y2="12.773cm">
          <text:p/>
        </draw:line>
        <draw:g>
          <draw:line draw:style-name="gr37" draw:text-style-name="P11" draw:layer="layout" svg:x1="8.005cm" svg:y1="14.202cm" svg:x2="8.244cm" svg:y2="14.325cm">
            <text:p/>
          </draw:line>
          <draw:line draw:style-name="gr37" draw:text-style-name="P11" draw:layer="layout" svg:x1="8.244cm" svg:y1="14.31cm" svg:x2="8.005cm" svg:y2="14.433cm">
            <text:p/>
          </draw:line>
          <draw:line draw:style-name="gr37" draw:text-style-name="P11" draw:layer="layout" svg:x1="8.005cm" svg:y1="14.424cm" svg:x2="8.244cm" svg:y2="14.547cm">
            <text:p/>
          </draw:line>
          <draw:line draw:style-name="gr37" draw:text-style-name="P11" draw:layer="layout" svg:x1="8.244cm" svg:y1="14.538cm" svg:x2="8.005cm" svg:y2="14.661cm">
            <text:p/>
          </draw:line>
          <draw:line draw:style-name="gr37" draw:text-style-name="P11" draw:layer="layout" svg:x1="8.005cm" svg:y1="14.646cm" svg:x2="8.244cm" svg:y2="14.769cm">
            <text:p/>
          </draw:line>
          <draw:line draw:style-name="gr37" draw:text-style-name="P11" draw:layer="layout" svg:x1="8.244cm" svg:y1="14.755cm" svg:x2="8.095cm" svg:y2="14.83cm">
            <text:p/>
          </draw:line>
          <draw:line draw:style-name="gr37" draw:text-style-name="P11" draw:layer="layout" svg:x1="8.154cm" svg:y1="14.14cm" svg:x2="8.005cm" svg:y2="14.215cm">
            <text:p/>
          </draw:line>
        </draw:g>
        <draw:line draw:style-name="gr38" draw:text-style-name="P11" draw:layer="layout" svg:x1="8.138cm" svg:y1="15.431cm" svg:x2="8.138cm" svg:y2="14.808cm">
          <text:p/>
        </draw:line>
        <draw:custom-shape draw:style-name="gr39" draw:text-style-name="P3" draw:layer="layout" svg:width="0.217cm" svg:height="0.218cm" svg:x="8.033cm" svg:y="13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1" draw:layer="layout" svg:x1="8.139cm" svg:y1="17.44cm" svg:x2="8.139cm" svg:y2="15.295cm">
          <text:p/>
        </draw:line>
        <draw:line draw:style-name="gr40" draw:text-style-name="P11" draw:layer="layout" svg:x1="8.195cm" svg:y1="13.495cm" svg:x2="8.92cm" svg:y2="13.495cm">
          <text:p/>
        </draw:line>
        <draw:frame draw:style-name="gr41" draw:text-style-name="P15" draw:layer="layout" svg:width="2.315cm" svg:height="1.677cm" svg:x="8.765cm" svg:y="13.083cm">
          <draw:text-box>
            <text:p><text:span text:style-name="T2">ADC for 5V voltage</text:span></text:p>
          </draw:text-box>
        </draw:frame>
        <draw:line draw:style-name="gr18" draw:text-style-name="P11" draw:layer="layout" svg:x1="3.41cm" svg:y1="6.36cm" svg:x2="3.41cm" svg:y2="4.955cm">
          <text:p/>
        </draw:line>
        <draw:line draw:style-name="gr18" draw:text-style-name="P11" draw:layer="layout" svg:x1="5.63cm" svg:y1="6.345cm" svg:x2="5.63cm" svg:y2="4.955cm">
          <text:p/>
        </draw:line>
        <draw:line draw:style-name="gr18" draw:text-style-name="P11" draw:layer="layout" svg:x1="5.591cm" svg:y1="4.98cm" svg:x2="7.615cm" svg:y2="4.98cm">
          <text:p/>
        </draw:line>
        <draw:line draw:style-name="gr18" draw:text-style-name="P11" draw:layer="layout" svg:x1="7.573cm" svg:y1="11.76cm" svg:x2="7.573cm" svg:y2="4.955cm">
          <text:p/>
        </draw:line>
        <draw:g>
          <draw:line draw:style-name="gr37" draw:text-style-name="P11" draw:layer="layout" svg:x1="7.44cm" svg:y1="12.182cm" svg:x2="7.679cm" svg:y2="12.305cm">
            <text:p/>
          </draw:line>
          <draw:line draw:style-name="gr37" draw:text-style-name="P11" draw:layer="layout" svg:x1="7.679cm" svg:y1="12.29cm" svg:x2="7.44cm" svg:y2="12.413cm">
            <text:p/>
          </draw:line>
          <draw:line draw:style-name="gr37" draw:text-style-name="P11" draw:layer="layout" svg:x1="7.44cm" svg:y1="12.404cm" svg:x2="7.679cm" svg:y2="12.527cm">
            <text:p/>
          </draw:line>
          <draw:line draw:style-name="gr37" draw:text-style-name="P11" draw:layer="layout" svg:x1="7.679cm" svg:y1="12.518cm" svg:x2="7.44cm" svg:y2="12.641cm">
            <text:p/>
          </draw:line>
          <draw:line draw:style-name="gr37" draw:text-style-name="P11" draw:layer="layout" svg:x1="7.44cm" svg:y1="12.626cm" svg:x2="7.679cm" svg:y2="12.749cm">
            <text:p/>
          </draw:line>
          <draw:line draw:style-name="gr37" draw:text-style-name="P11" draw:layer="layout" svg:x1="7.679cm" svg:y1="12.735cm" svg:x2="7.53cm" svg:y2="12.81cm">
            <text:p/>
          </draw:line>
          <draw:line draw:style-name="gr37" draw:text-style-name="P11" draw:layer="layout" svg:x1="7.589cm" svg:y1="12.12cm" svg:x2="7.44cm" svg:y2="12.195cm">
            <text:p/>
          </draw:line>
        </draw:g>
        <draw:line draw:style-name="gr38" draw:text-style-name="P11" draw:layer="layout" svg:x1="7.573cm" svg:y1="12.128cm" svg:x2="7.573cm" svg:y2="11.73cm">
          <text:p/>
        </draw:line>
        <draw:line draw:style-name="gr38" draw:text-style-name="P11" draw:layer="layout" svg:x1="7.573cm" svg:y1="14.155cm" svg:x2="7.573cm" svg:y2="12.773cm">
          <text:p/>
        </draw:line>
        <draw:g>
          <draw:line draw:style-name="gr37" draw:text-style-name="P11" draw:layer="layout" svg:x1="7.44cm" svg:y1="14.202cm" svg:x2="7.679cm" svg:y2="14.325cm">
            <text:p/>
          </draw:line>
          <draw:line draw:style-name="gr37" draw:text-style-name="P11" draw:layer="layout" svg:x1="7.679cm" svg:y1="14.31cm" svg:x2="7.44cm" svg:y2="14.433cm">
            <text:p/>
          </draw:line>
          <draw:line draw:style-name="gr37" draw:text-style-name="P11" draw:layer="layout" svg:x1="7.44cm" svg:y1="14.424cm" svg:x2="7.679cm" svg:y2="14.547cm">
            <text:p/>
          </draw:line>
          <draw:line draw:style-name="gr37" draw:text-style-name="P11" draw:layer="layout" svg:x1="7.679cm" svg:y1="14.538cm" svg:x2="7.44cm" svg:y2="14.661cm">
            <text:p/>
          </draw:line>
          <draw:line draw:style-name="gr37" draw:text-style-name="P11" draw:layer="layout" svg:x1="7.44cm" svg:y1="14.646cm" svg:x2="7.679cm" svg:y2="14.769cm">
            <text:p/>
          </draw:line>
          <draw:line draw:style-name="gr37" draw:text-style-name="P11" draw:layer="layout" svg:x1="7.679cm" svg:y1="14.755cm" svg:x2="7.53cm" svg:y2="14.83cm">
            <text:p/>
          </draw:line>
          <draw:line draw:style-name="gr37" draw:text-style-name="P11" draw:layer="layout" svg:x1="7.589cm" svg:y1="14.14cm" svg:x2="7.44cm" svg:y2="14.215cm">
            <text:p/>
          </draw:line>
        </draw:g>
        <draw:line draw:style-name="gr38" draw:text-style-name="P11" draw:layer="layout" svg:x1="7.573cm" svg:y1="15.431cm" svg:x2="7.573cm" svg:y2="14.808cm">
          <text:p/>
        </draw:line>
        <draw:custom-shape draw:style-name="gr39" draw:text-style-name="P3" draw:layer="layout" svg:width="0.217cm" svg:height="0.218cm" svg:x="7.468cm" svg:y="13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1" draw:layer="layout" svg:x1="7.515cm" svg:y1="13.495cm" svg:x2="6.825cm" svg:y2="13.495cm">
          <text:p/>
        </draw:line>
        <draw:frame draw:style-name="gr42" draw:text-style-name="P16" draw:layer="layout" svg:width="3.222cm" svg:height="1.673cm" svg:x="3.735cm" svg:y="13.015cm">
          <draw:text-box>
            <text:p text:style-name="P5"><text:span text:style-name="T5"><text:s text:c="2"/></text:span><text:span text:style-name="T2">ADC for 25V</text:span></text:p>
            <text:p text:style-name="P5"><text:span text:style-name="T2">voltage</text:span></text:p>
          </draw:text-box>
        </draw:frame>
        <draw:line draw:style-name="gr20" draw:text-style-name="P11" draw:layer="layout" svg:x1="7.573cm" svg:y1="17.415cm" svg:x2="7.573cm" svg:y2="15.285cm">
          <text:p/>
        </draw:line>
        <draw:line draw:style-name="gr20" draw:text-style-name="P11" draw:layer="layout" svg:x1="18.125cm" svg:y1="11.73cm" svg:x2="18.125cm" svg:y2="9.585cm">
          <text:p/>
        </draw:line>
        <draw:line draw:style-name="gr20" draw:text-style-name="P11" draw:layer="layout" svg:x1="18.135cm" svg:y1="17.435cm" svg:x2="18.135cm" svg:y2="15.24cm">
          <text:p/>
        </draw:line>
        <draw:line draw:style-name="gr19" draw:text-style-name="P11" draw:layer="layout" svg:x1="16.015cm" svg:y1="16.36cm" svg:x2="16.015cm" svg:y2="9.575cm">
          <text:p/>
        </draw:line>
        <draw:frame draw:style-name="gr43" draw:text-style-name="P17" draw:layer="layout" svg:width="5.28cm" svg:height="1.361cm" svg:x="14.144cm" svg:y="10.49cm">
          <draw:text-box>
            <text:p><text:span text:style-name="T6"><text:s/></text:span><text:span text:style-name="T6">5 V enable/disable</text:span></text:p>
            <text:p><text:span text:style-name="T6"><text:s text:c="2"/></text:span><text:span text:style-name="T6">plus current sense</text:span></text:p>
          </draw:text-box>
        </draw:frame>
        <draw:frame draw:style-name="gr44" draw:text-style-name="P17" draw:layer="layout" svg:width="5.28cm" svg:height="0.898cm" svg:x="8.515cm" svg:y="10.87cm">
          <draw:text-box>
            <text:p><text:span text:style-name="T6"><text:s/></text:span><text:span text:style-name="T6">5 V read voltage</text:span></text:p>
          </draw:text-box>
        </draw:frame>
        <draw:frame draw:style-name="gr44" draw:text-style-name="P17" draw:layer="layout" svg:width="5.28cm" svg:height="0.898cm" svg:x="2.906cm" svg:y="10.87cm">
          <draw:text-box>
            <text:p><text:span text:style-name="T6"><text:s/></text:span><text:span text:style-name="T6">25 V read voltage</text:span></text:p>
          </draw:text-box>
        </draw:frame>
        <draw:frame draw:style-name="gr36" draw:text-style-name="P16" draw:layer="layout" svg:width="1.355cm" svg:height="1.199cm" svg:x="6.309cm" svg:y="11.775cm">
          <draw:text-box>
            <text:p text:style-name="P5"><text:span text:style-name="T5"><text:s text:c="2"/></text:span><text:span text:style-name="T7">R1</text:span></text:p>
            <text:p text:style-name="P5"><text:span text:style-name="T7">770</text:span></text:p>
          </draw:text-box>
        </draw:frame>
        <draw:frame draw:style-name="gr36" draw:text-style-name="P16" draw:layer="layout" svg:width="1.41cm" svg:height="1.199cm" svg:x="6.23cm" svg:y="13.962cm">
          <draw:text-box>
            <text:p text:style-name="P5"><text:span text:style-name="T5"><text:s text:c="2"/></text:span><text:span text:style-name="T7">R2</text:span></text:p>
            <text:p text:style-name="P5"><text:span text:style-name="T7">30</text:span></text:p>
          </draw:text-box>
        </draw:frame>
        <draw:frame draw:style-name="gr42" draw:text-style-name="P18" draw:layer="layout" svg:width="1.631cm" svg:height="1.673cm" svg:x="8.103cm" svg:y="11.775cm">
          <draw:text-box>
            <text:p text:style-name="P7"><text:span text:style-name="T8">R3</text:span></text:p>
            <text:p text:style-name="P7"><text:span text:style-name="T8">248</text:span></text:p>
            <text:p text:style-name="P7"><text:span text:style-name="T8"/></text:p>
          </draw:text-box>
        </draw:frame>
        <draw:frame draw:style-name="gr42" draw:text-style-name="P18" draw:layer="layout" svg:width="1.631cm" svg:height="1.673cm" svg:x="8.103cm" svg:y="13.99cm">
          <draw:text-box>
            <text:p text:style-name="P7"><text:span text:style-name="T8">R4</text:span></text:p>
            <text:p text:style-name="P7"><text:span text:style-name="T8">52</text:span></text:p>
            <text:p text:style-name="P7"><text:span text:style-name="T8"/></text:p>
          </draw:text-box>
        </draw:frame>
        <draw:frame draw:style-name="gr45" draw:text-style-name="P15" draw:layer="layout" svg:width="2.74cm" svg:height="1.25cm" svg:x="18.475cm" svg:y="12.78cm">
          <draw:text-box>
            <text:p><text:span text:style-name="T2">ADC for 5V</text:span></text:p>
            <text:p><text:span text:style-name="T2"><text:s text:c="3"/></text:span><text:span text:style-name="T2">Current <text:s text:c="5"/></text:span></text:p>
          </draw:text-box>
        </draw:frame>
        <draw:g>
          <draw:line draw:style-name="gr37" draw:text-style-name="P11" draw:layer="layout" svg:x1="18.01cm" svg:y1="12.182cm" svg:x2="18.249cm" svg:y2="12.305cm">
            <text:p/>
          </draw:line>
          <draw:line draw:style-name="gr37" draw:text-style-name="P11" draw:layer="layout" svg:x1="18.249cm" svg:y1="12.29cm" svg:x2="18.01cm" svg:y2="12.413cm">
            <text:p/>
          </draw:line>
          <draw:line draw:style-name="gr37" draw:text-style-name="P11" draw:layer="layout" svg:x1="18.01cm" svg:y1="12.404cm" svg:x2="18.249cm" svg:y2="12.527cm">
            <text:p/>
          </draw:line>
          <draw:line draw:style-name="gr37" draw:text-style-name="P11" draw:layer="layout" svg:x1="18.249cm" svg:y1="12.518cm" svg:x2="18.01cm" svg:y2="12.641cm">
            <text:p/>
          </draw:line>
          <draw:line draw:style-name="gr37" draw:text-style-name="P11" draw:layer="layout" svg:x1="18.01cm" svg:y1="12.626cm" svg:x2="18.249cm" svg:y2="12.749cm">
            <text:p/>
          </draw:line>
          <draw:line draw:style-name="gr37" draw:text-style-name="P11" draw:layer="layout" svg:x1="18.249cm" svg:y1="12.735cm" svg:x2="18.1cm" svg:y2="12.81cm">
            <text:p/>
          </draw:line>
          <draw:line draw:style-name="gr37" draw:text-style-name="P11" draw:layer="layout" svg:x1="18.159cm" svg:y1="12.12cm" svg:x2="18.01cm" svg:y2="12.195cm">
            <text:p/>
          </draw:line>
        </draw:g>
        <draw:line draw:style-name="gr38" draw:text-style-name="P11" draw:layer="layout" svg:x1="18.143cm" svg:y1="12.128cm" svg:x2="18.143cm" svg:y2="11.73cm">
          <text:p/>
        </draw:line>
        <draw:line draw:style-name="gr38" draw:text-style-name="P11" draw:layer="layout" svg:x1="18.143cm" svg:y1="14.155cm" svg:x2="18.143cm" svg:y2="12.773cm">
          <text:p/>
        </draw:line>
        <draw:g>
          <draw:line draw:style-name="gr37" draw:text-style-name="P11" draw:layer="layout" svg:x1="18.01cm" svg:y1="14.202cm" svg:x2="18.249cm" svg:y2="14.325cm">
            <text:p/>
          </draw:line>
          <draw:line draw:style-name="gr37" draw:text-style-name="P11" draw:layer="layout" svg:x1="18.249cm" svg:y1="14.31cm" svg:x2="18.01cm" svg:y2="14.433cm">
            <text:p/>
          </draw:line>
          <draw:line draw:style-name="gr37" draw:text-style-name="P11" draw:layer="layout" svg:x1="18.01cm" svg:y1="14.424cm" svg:x2="18.249cm" svg:y2="14.547cm">
            <text:p/>
          </draw:line>
          <draw:line draw:style-name="gr37" draw:text-style-name="P11" draw:layer="layout" svg:x1="18.249cm" svg:y1="14.538cm" svg:x2="18.01cm" svg:y2="14.661cm">
            <text:p/>
          </draw:line>
          <draw:line draw:style-name="gr37" draw:text-style-name="P11" draw:layer="layout" svg:x1="18.01cm" svg:y1="14.646cm" svg:x2="18.249cm" svg:y2="14.769cm">
            <text:p/>
          </draw:line>
          <draw:line draw:style-name="gr37" draw:text-style-name="P11" draw:layer="layout" svg:x1="18.249cm" svg:y1="14.755cm" svg:x2="18.1cm" svg:y2="14.83cm">
            <text:p/>
          </draw:line>
          <draw:line draw:style-name="gr37" draw:text-style-name="P11" draw:layer="layout" svg:x1="18.159cm" svg:y1="14.14cm" svg:x2="18.01cm" svg:y2="14.215cm">
            <text:p/>
          </draw:line>
        </draw:g>
        <draw:line draw:style-name="gr38" draw:text-style-name="P11" draw:layer="layout" svg:x1="18.143cm" svg:y1="15.431cm" svg:x2="18.143cm" svg:y2="14.808cm">
          <text:p/>
        </draw:line>
        <draw:custom-shape draw:style-name="gr39" draw:text-style-name="P3" draw:layer="layout" svg:width="0.217cm" svg:height="0.218cm" svg:x="18.038cm" svg:y="13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1" draw:layer="layout" svg:x1="18.2cm" svg:y1="13.495cm" svg:x2="18.925cm" svg:y2="13.495cm">
          <text:p/>
        </draw:line>
        <draw:frame draw:style-name="gr42" draw:text-style-name="P18" draw:layer="layout" svg:width="1.631cm" svg:height="1.673cm" svg:x="18.108cm" svg:y="11.775cm">
          <draw:text-box>
            <text:p text:style-name="P7"><text:span text:style-name="T9">R5</text:span></text:p>
            <text:p text:style-name="P7"><text:span text:style-name="T9">?</text:span></text:p>
            <text:p text:style-name="P7"><text:span text:style-name="T8"/></text:p>
          </draw:text-box>
        </draw:frame>
        <draw:frame draw:style-name="gr42" draw:text-style-name="P18" draw:layer="layout" svg:width="1.631cm" svg:height="1.673cm" svg:x="18.108cm" svg:y="13.99cm">
          <draw:text-box>
            <text:p text:style-name="P7"><text:span text:style-name="T9">R6</text:span></text:p>
            <text:p text:style-name="P7"><text:span text:style-name="T9">?</text:span></text:p>
            <text:p text:style-name="P7"><text:span text:style-name="T8"/></text:p>
          </draw:text-box>
        </draw:frame>
        <draw:frame draw:style-name="gr46" draw:text-style-name="P13" draw:layer="layout" svg:width="14.51cm" svg:height="2.621cm" svg:x="6.84cm" svg:y="17.82cm">
          <draw:text-box>
            <text:p><text:span text:style-name="T5">Notes: 1) The sense of the 2141 switch control signal is reversed.</text:span></text:p>
            <text:p><text:span text:style-name="T5"><text:s text:c="18"/></text:span><text:span text:style-name="T5">A logic HIGH on 2141 EN pin causes its switch to OPEN.</text:span></text:p>
            <text:p text:style-name="P19"><text:span text:style-name="T5"><text:s text:c="18"/></text:span><text:span text:style-name="T5">A logic HIGH on 7050 INPUT pin causes its switch to CLOSE.</text:span></text:p>
            <text:p text:style-name="P19"><text:span text:style-name="T5"/></text:p>
            <text:p text:style-name="P19"><text:span text:style-name="T5"><text:s text:c="12"/></text:span><text:span text:style-name="T5">2) For resistor calculations see voltage-dividers.odg</text:span></text:p>
          </draw:text-box>
        </draw:frame>
        <draw:frame draw:style-name="gr43" draw:text-style-name="P17" draw:layer="layout" svg:width="5.755cm" svg:height="1.361cm" svg:x="20.315cm" svg:y="10.838cm">
          <draw:text-box>
            <text:p><text:span text:style-name="T6"><text:s/></text:span><text:span text:style-name="T6">3.3 V enable/disabl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8T15:48:15.338000000</meta:creation-date>
    <dc:date>2022-06-20T13:43:29.198000000</dc:date>
    <meta:editing-duration>PT2H56M29S</meta:editing-duration>
    <meta:editing-cycles>8</meta:editing-cycles>
    <meta:generator>LibreOffice/7.2.7.2$Windows_X86_64 LibreOffice_project/8d71d29d553c0f7dcbfa38fbfda25ee34cce99a2</meta:generator>
    <meta:document-statistic meta:object-count="240"/>
  </office:meta>
</office:document-meta>
</file>